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4e5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-color="#c4e5ff" draw:textarea-horizontal-align="justify" draw:textarea-vertical-align="middle" draw:auto-grow-height="false" fo:min-height="3.296cm" fo:min-width="9.892cm"/>
    </style:style>
    <style:style style:name="gr3" style:family="graphic" style:parent-style-name="standard">
      <style:graphic-properties draw:fill-color="#c4e5ff" draw:textarea-horizontal-align="justify" draw:textarea-vertical-align="middle" draw:auto-grow-height="false" fo:min-height="3.546cm" fo:min-width="16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3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3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cm" fo:min-width="3.501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style:paragraph-properties fo:line-height="115%"/>
    </style:style>
    <style:style style:name="P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Liberation Mono1" fo:font-size="14pt" style:font-size-asian="14pt" style:font-size-complex="14pt"/>
    </style:style>
    <style:style style:name="T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1"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9cm" svg:x="9cm" svg:y="1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cm" svg:height="5.8cm" draw:transform="rotate (-3.14159265358979) translate (22cm 1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951.191106405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5cm" svg:height="5.7cm" draw:transform="rotate (-3.14159265358979) translate (26cm 19.9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343.546258149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8.9cm" svg:height="4.893cm" svg:x="9cm" svg:y="3.1cm">
          <draw:text-box>
            <text:p><text:span text:style-name="T1"><text:s text:c="10"/></text:span><text:span text:style-name="T2">Anwendung</text:span></text:p>
            <text:p><text:span text:style-name="T1"><text:s text:c="14"/></text:span><text:span text:style-name="T1">(SaaS)</text:span></text:p>
            <text:p><text:span text:style-name="T1"/></text:p>
            <text:p text:style-name="P2"><text:span text:style-name="T3"><text:s text:c="6"/></text:span><text:span text:style-name="T3">-Software-Samlungen</text:span></text:p>
            <text:p text:style-name="P2"><text:span text:style-name="T3"><text:s text:c="5"/></text:span><text:span text:style-name="T3">-"Software on demand"</text:span></text:p>
            <text:p text:style-name="P2"><text:span text:style-name="T3"><text:s text:c="4"/></text:span><text:span text:style-name="T3">-Apple iCloud, Google-</text:span></text:p>
            <text:p text:style-name="P2"><text:span text:style-name="T3"><text:s text:c="5"/></text:span><text:span text:style-name="T3">Drive, Microsoft-</text:span></text:p>
            <text:p text:style-name="P2"><text:span text:style-name="T3"><text:s text:c="5"/></text:span><text:span text:style-name="T3">OneDrive, ownCloud</text:span></text:p>
          </draw:text-box>
        </draw:frame>
        <draw:frame draw:style-name="gr5" draw:text-style-name="P6" draw:layer="layout" svg:width="16.9cm" svg:height="5.78cm" svg:x="5cm" svg:y="8.3cm">
          <draw:text-box>
            <text:p text:style-name="P4"><text:span text:style-name="T4"><text:s text:c="23"/></text:span><text:span text:style-name="T5">Plattform</text:span></text:p>
            <text:p text:style-name="P4"><text:span text:style-name="T4"><text:s text:c="27"/></text:span><text:span text:style-name="T4">(PaaS)</text:span></text:p>
            <text:p text:style-name="P4"><text:span text:style-name="T4"/></text:p>
            <text:p text:style-name="P5"><text:span text:style-name="T4"><text:s text:c="9"/></text:span><text:span text:style-name="T4">- Nutzungszugang von Programmierungs-</text:span></text:p>
            <text:p text:style-name="P5"><text:span text:style-name="T4"><text:s text:c="11"/></text:span><text:span text:style-name="T4">Oder Laufzeitumgebungen</text:span></text:p>
            <text:p text:style-name="P5"><text:span text:style-name="T4"><text:s text:c="7"/></text:span><text:span text:style-name="T4">- flexible &amp; dynamisch anpassbare Rechen-</text:span></text:p>
            <text:p text:style-name="P5"><text:span text:style-name="T4"><text:s text:c="9"/></text:span><text:span text:style-name="T4">und Datenkapazitäte</text:span></text:p>
            <text:p text:style-name="P5"><text:span text:style-name="T4"><text:s text:c="4"/></text:span><text:span text:style-name="T4">- Entwicklung oder Ausführung der eigenen</text:span></text:p>
            <text:p text:style-name="P5"><text:span text:style-name="T4"><text:s text:c="6"/></text:span><text:span text:style-name="T4">Software-Anwendungen</text:span></text:p>
          </draw:text-box>
        </draw:frame>
        <draw:frame draw:style-name="gr6" draw:text-style-name="P6" draw:layer="layout" svg:width="24.9cm" svg:height="5.7cm" svg:x="1cm" svg:y="14.3cm">
          <draw:text-box>
            <text:p text:style-name="P4"><text:span text:style-name="T4"><text:s text:c="35"/></text:span><text:span text:style-name="T5">Infrastruktur</text:span></text:p>
            <text:p text:style-name="P4"><text:span text:style-name="T4"><text:s text:c="43"/></text:span><text:span text:style-name="T4">(IaaS)</text:span></text:p>
            <text:p text:style-name="P4"><text:span text:style-name="T4"/></text:p>
            <text:p text:style-name="P5"><text:span text:style-name="T4"><text:s text:c="9"/></text:span><text:span text:style-name="T4">- Nutzungszugang von virtualisierten Computerhardware-Ressourcen</text:span></text:p>
            <text:p text:style-name="P5"><text:span text:style-name="T4"><text:s text:c="11"/>→ </text:span><text:span text:style-name="T4">Rechnern, Netzen, Speicher</text:span></text:p>
            <text:p text:style-name="P5"><text:span text:style-name="T4"><text:s text:c="6"/></text:span><text:span text:style-name="T4">- Gestalten der eigenen virtuellen Computer-Cluster</text:span></text:p>
            <text:p text:style-name="P5"><text:span text:style-name="T4"><text:s text:c="5"/></text:span><text:span text:style-name="T4">- Eigene Verantwortung für Auswahl, Installation und den Betrieb der</text:span></text:p>
            <text:p text:style-name="P5"><text:span text:style-name="T4"><text:s text:c="7"/></text:span><text:span text:style-name="T4">Software</text:span></text:p>
          </draw:text-box>
        </draw:frame>
      </draw:page>
      <draw:page draw:name="page2" draw:style-name="dp1" draw:master-page-name="Standard">
        <draw:custom-shape draw:style-name="gr7" draw:text-style-name="P7" draw:layer="layout" svg:width="4cm" svg:height="2cm" svg:x="2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cm" svg:height="2cm" svg:x="9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2cm" svg:height="1cm" svg:x="6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cm" svg:height="2cm" svg:x="9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cm" svg:height="2cm" svg:x="16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2cm" svg:height="1cm" svg:x="13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cm" svg:height="2cm" svg:x="16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cm" svg:height="2cm" svg:x="16cm" svg:y="2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57:38.336778654</meta:creation-date>
    <dc:date>2017-01-17T13:45:08.000967797</dc:date>
    <meta:editing-duration>PT12M10S</meta:editing-duration>
    <meta:editing-cycles>8</meta:editing-cycles>
    <meta:generator>LibreOffice/5.2.4.2$Linux_X86_64 LibreOffice_project/20m0$Build-2</meta:generator>
    <meta:document-statistic meta:object-count="14"/>
  </office:meta>
</office:document-meta>
</file>